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1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1" table:number-columns-repeated="3" table:default-cell-style-name="ce2"/>
        <table:table-row table:style-name="ro1">
          <table:table-cell office:value-type="string">
            <text:p>Dimension</text:p>
          </table:table-cell>
          <table:table-cell office:value-type="string">
            <text:p>HP NC6000</text:p>
          </table:table-cell>
          <table:table-cell office:value-type="string">
            <text:p>MacBook</text:p>
          </table:table-cell>
          <table:table-cell office:value-type="string">
            <text:p>Toshiba A105</text:p>
          </table:table-cell>
          <table:table-cell/>
          <table:table-cell table:style-name="Default" office:value-type="string">
            <text:p>MacBook/HP</text:p>
          </table:table-cell>
          <table:table-cell table:style-name="Default" office:value-type="string">
            <text:p>MacBook/Toshiba</text:p>
          </table:table-cell>
          <table:table-cell table:style-name="Default" office:value-type="string">
            <text:p>HP/Toshiba</text:p>
          </table:table-cell>
        </table:table-row>
        <table:table-row table:style-name="ro1">
          <table:table-cell office:value-type="string">
            <text:p>Body Height</text:p>
          </table:table-cell>
          <table:table-cell office:value-type="float" office:value="1.34">
            <text:p>1.34</text:p>
          </table:table-cell>
          <table:table-cell office:value-type="float" office:value="0.95">
            <text:p>0.95</text:p>
          </table:table-cell>
          <table:table-cell office:value-type="float" office:value="1.45">
            <text:p>1.45</text:p>
          </table:table-cell>
          <table:table-cell/>
          <table:table-cell table:formula="oooc:=[.C2]/[.B2]" office:value-type="percentage" office:value="0.708955223880597">
            <text:p>70.90%</text:p>
          </table:table-cell>
          <table:table-cell table:formula="oooc:=[.C2]/[.D2]" office:value-type="percentage" office:value="0.655172413793104">
            <text:p>65.52%</text:p>
          </table:table-cell>
          <table:table-cell table:formula="oooc:=[.B2]/[.D2]" office:value-type="percentage" office:value="0.924137931034483">
            <text:p>92.41%</text:p>
          </table:table-cell>
        </table:table-row>
        <table:table-row table:style-name="ro1">
          <table:table-cell office:value-type="string">
            <text:p>Body Width</text:p>
          </table:table-cell>
          <table:table-cell office:value-type="float" office:value="12.51">
            <text:p>12.51</text:p>
          </table:table-cell>
          <table:table-cell office:value-type="float" office:value="12.78">
            <text:p>12.78</text:p>
          </table:table-cell>
          <table:table-cell office:value-type="float" office:value="14.2">
            <text:p>14.2</text:p>
          </table:table-cell>
          <table:table-cell/>
          <table:table-cell table:formula="oooc:=[.C3]/[.B3]" office:value-type="percentage" office:value="1.02158273381295">
            <text:p>102.16%</text:p>
          </table:table-cell>
          <table:table-cell table:formula="oooc:=[.C3]/[.D3]" office:value-type="percentage" office:value="0.9">
            <text:p>90.00%</text:p>
          </table:table-cell>
          <table:table-cell table:formula="oooc:=[.B3]/[.D3]" office:value-type="percentage" office:value="0.880985915492958">
            <text:p>88.10%</text:p>
          </table:table-cell>
        </table:table-row>
        <table:table-row table:style-name="ro1">
          <table:table-cell office:value-type="string">
            <text:p>Body Depth</text:p>
          </table:table-cell>
          <table:table-cell office:value-type="float" office:value="10.31">
            <text:p>10.31</text:p>
          </table:table-cell>
          <table:table-cell office:value-type="float" office:value="8.94">
            <text:p>8.94</text:p>
          </table:table-cell>
          <table:table-cell office:value-type="float" office:value="10.5">
            <text:p>10.5</text:p>
          </table:table-cell>
          <table:table-cell/>
          <table:table-cell table:formula="oooc:=[.C4]/[.B4]" office:value-type="percentage" office:value="0.867119301648884">
            <text:p>86.71%</text:p>
          </table:table-cell>
          <table:table-cell table:formula="oooc:=[.C4]/[.D4]" office:value-type="percentage" office:value="0.851428571428571">
            <text:p>85.14%</text:p>
          </table:table-cell>
          <table:table-cell table:formula="oooc:=[.B4]/[.D4]" office:value-type="percentage" office:value="0.981904761904762">
            <text:p>98.19%</text:p>
          </table:table-cell>
        </table:table-row>
        <table:table-row table:style-name="ro1">
          <table:table-cell office:value-type="string">
            <text:p>Body Volume</text:p>
          </table:table-cell>
          <table:table-cell table:formula="oooc:=[.B2]*[.B3]*[.B4]" office:value-type="float" office:value="172.830654">
            <text:p>172.83</text:p>
          </table:table-cell>
          <table:table-cell table:formula="oooc:=[.C2]*[.C3]*[.C4]" office:value-type="float" office:value="108.54054">
            <text:p>108.54</text:p>
          </table:table-cell>
          <table:table-cell table:formula="oooc:=[.D2]*[.D3]*[.D4]" office:value-type="float" office:value="216.195">
            <text:p>216.2</text:p>
          </table:table-cell>
          <table:table-cell/>
          <table:table-cell table:formula="oooc:=[.C5]/[.B5]" office:value-type="percentage" office:value="0.628016717451061">
            <text:p>62.80%</text:p>
          </table:table-cell>
          <table:table-cell table:formula="oooc:=[.C5]/[.D5]" office:value-type="percentage" office:value="0.502049261083744">
            <text:p>50.20%</text:p>
          </table:table-cell>
          <table:table-cell table:formula="oooc:=[.B5]/[.D5]" office:value-type="percentage" office:value="0.799420217858877">
            <text:p>79.94%</text:p>
          </table:table-cell>
        </table:table-row>
        <table:table-row table:style-name="ro1">
          <table:table-cell office:value-type="string">
            <text:p>Weight</text:p>
          </table:table-cell>
          <table:table-cell office:value-type="float" office:value="5.42">
            <text:p>5.42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/>
          <table:table-cell table:formula="oooc:=[.C6]/[.B6]" office:value-type="percentage" office:value="0.830258302583026">
            <text:p>83.03%</text:p>
          </table:table-cell>
          <table:table-cell table:formula="oooc:=[.C6]/[.D6]" office:value-type="percentage" office:value="0.75">
            <text:p>75.00%</text:p>
          </table:table-cell>
          <table:table-cell table:formula="oooc:=[.B6]/[.D6]" office:value-type="percentage" office:value="0.903333333333333">
            <text:p>90.33%</text:p>
          </table:table-cell>
        </table:table-row>
        <table:table-row table:style-name="ro1">
          <table:table-cell office:value-type="string">
            <text:p>Density</text:p>
          </table:table-cell>
          <table:table-cell table:style-name="ce1" table:formula="oooc:=[.B6]/[.B5]" office:value-type="float" office:value="0.0313601775759062">
            <text:p>0.0314</text:p>
          </table:table-cell>
          <table:table-cell table:style-name="ce1" table:formula="oooc:=[.C6]/[.C5]" office:value-type="float" office:value="0.0414591635530835">
            <text:p>0.0415</text:p>
          </table:table-cell>
          <table:table-cell table:style-name="ce1" table:formula="oooc:=[.D6]/[.D5]" office:value-type="float" office:value="0.0277527232359675">
            <text:p>0.0278</text:p>
          </table:table-cell>
          <table:table-cell/>
          <table:table-cell table:formula="oooc:=[.C7]/[.B7]" office:value-type="percentage" office:value="1.32203216811299">
            <text:p>132.20%</text:p>
          </table:table-cell>
          <table:table-cell table:formula="oooc:=[.C7]/[.D7]" office:value-type="percentage" office:value="1.49387731072648">
            <text:p>149.39%</text:p>
          </table:table-cell>
          <table:table-cell table:formula="oooc:=[.B7]/[.D7]" office:value-type="percentage" office:value="1.12998559850384">
            <text:p>113.00%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8">03/08/2009</text:date>, <text:time>10:0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3-08T10:07:16</meta:creation-date>
    <dc:date>2009-03-08T10:07:53</dc:date>
    <dc:language>en-US</dc:language>
    <meta:editing-cycles>2</meta:editing-cycles>
    <meta:editing-duration>PT39S</meta:editing-duration>
    <meta:user-defined meta:name="Info 1"/>
    <meta:user-defined meta:name="Info 2"/>
    <meta:user-defined meta:name="Info 3"/>
    <meta:user-defined meta:name="Info 4"/>
    <meta:document-statistic meta:table-count="3" meta:cell-count="49"/>
  </office:meta>
</office:document-meta>
</file>